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ligoil" svg:font-family="Sligoil"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style:text-properties officeooo:paragraph-rsid="001a7f38"/>
    </style:style>
    <style:style style:name="P3" style:family="paragraph" style:parent-style-name="Standard">
      <style:paragraph-properties fo:line-height="120%"/>
      <style:text-properties officeooo:paragraph-rsid="00254b10"/>
    </style:style>
    <style:style style:name="P4" style:family="paragraph" style:parent-style-name="Standard">
      <style:paragraph-properties fo:line-height="120%"/>
      <style:text-properties officeooo:paragraph-rsid="0040b34d"/>
    </style:style>
    <style:style style:name="P5" style:family="paragraph" style:parent-style-name="Standard">
      <style:paragraph-properties fo:line-height="120%"/>
      <style:text-properties officeooo:paragraph-rsid="0044b56a"/>
    </style:style>
    <style:style style:name="P6" style:family="paragraph" style:parent-style-name="Standard">
      <style:paragraph-properties fo:line-height="120%"/>
      <style:text-properties officeooo:paragraph-rsid="0069f6ee"/>
    </style:style>
    <style:style style:name="P7" style:family="paragraph" style:parent-style-name="Standard">
      <style:paragraph-properties fo:line-height="120%"/>
      <style:text-properties officeooo:paragraph-rsid="0096043b"/>
    </style:style>
    <style:style style:name="P8" style:family="paragraph" style:parent-style-name="Standard">
      <style:paragraph-properties fo:line-height="120%"/>
      <style:text-properties officeooo:paragraph-rsid="009ed575"/>
    </style:style>
    <style:style style:name="P9" style:family="paragraph" style:parent-style-name="Standard">
      <style:paragraph-properties fo:line-height="120%"/>
      <style:text-properties officeooo:paragraph-rsid="00b315c8"/>
    </style:style>
    <style:style style:name="P10"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11" style:family="paragraph" style:parent-style-name="Standard">
      <style:paragraph-properties fo:line-height="120%"/>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P12"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13" style:family="paragraph" style:parent-style-name="Standard">
      <style:paragraph-properties fo:line-height="120%"/>
      <style:text-properties fo:color="#000000" style:font-name="Helvetica" fo:font-size="14pt" fo:letter-spacing="normal" fo:font-style="italic" style:text-underline-style="none" officeooo:paragraph-rsid="00254b10" style:letter-kerning="false" style:font-size-asian="14pt" style:font-style-asian="italic"/>
    </style:style>
    <style:style style:name="P14" style:family="paragraph" style:parent-style-name="Standard">
      <style:paragraph-properties fo:line-height="120%"/>
      <style:text-properties fo:color="#000000" style:font-name="Liberation Serif" fo:font-size="12pt" officeooo:paragraph-rsid="002feb69" style:font-size-asian="12pt" style:font-size-complex="12pt"/>
    </style:style>
    <style:style style:name="P15" style:family="paragraph" style:parent-style-name="Standard">
      <style:paragraph-properties fo:line-height="120%"/>
      <style:text-properties officeooo:rsid="00462700" officeooo:paragraph-rsid="00462700"/>
    </style:style>
    <style:style style:name="P16" style:family="paragraph" style:parent-style-name="Standard">
      <style:paragraph-properties fo:line-height="120%"/>
      <style:text-properties style:text-underline-style="solid" style:text-underline-width="auto" style:text-underline-color="font-color"/>
    </style:style>
    <style:style style:name="P17" style:family="paragraph" style:parent-style-name="Standard" style:master-page-name="Standard">
      <style:paragraph-properties fo:line-height="120%" style:page-number="auto"/>
    </style:style>
    <style:style style:name="P18" style:family="paragraph" style:parent-style-name="Footnote">
      <style:text-properties officeooo:paragraph-rsid="00286e5c"/>
    </style:style>
    <style:style style:name="P19" style:family="paragraph" style:parent-style-name="Footnote">
      <style:text-properties style:font-name="Liberation Serif" fo:font-size="12pt" officeooo:paragraph-rsid="002c7220" style:font-size-asian="12pt" style:font-size-complex="12pt"/>
    </style:style>
    <style:style style:name="P20" style:family="paragraph" style:parent-style-name="Footnote">
      <style:text-properties officeooo:paragraph-rsid="002e004a"/>
    </style:style>
    <style:style style:name="P21" style:family="paragraph" style:parent-style-name="Footnote">
      <style:text-properties officeooo:paragraph-rsid="0033793d"/>
    </style:style>
    <style:style style:name="P22" style:family="paragraph" style:parent-style-name="Footnote">
      <style:text-properties officeooo:paragraph-rsid="00411e93"/>
    </style:style>
    <style:style style:name="P23" style:family="paragraph" style:parent-style-name="Footnote">
      <style:text-properties officeooo:rsid="0049f385" officeooo:paragraph-rsid="0049f385"/>
    </style:style>
    <style:style style:name="P24" style:family="paragraph" style:parent-style-name="Footnote">
      <style:text-properties officeooo:rsid="004a7834" officeooo:paragraph-rsid="004a7834"/>
    </style:style>
    <style:style style:name="P25" style:family="paragraph" style:parent-style-name="Footnote">
      <style:text-properties officeooo:paragraph-rsid="004bf198"/>
    </style:style>
    <style:style style:name="P26" style:family="paragraph" style:parent-style-name="Footnote">
      <style:text-properties officeooo:paragraph-rsid="00550458"/>
    </style:style>
    <style:style style:name="P27" style:family="paragraph" style:parent-style-name="Footnote">
      <style:text-properties officeooo:paragraph-rsid="0056ef64"/>
    </style:style>
    <style:style style:name="P28" style:family="paragraph" style:parent-style-name="Footnote">
      <style:text-properties officeooo:paragraph-rsid="0057f071"/>
    </style:style>
    <style:style style:name="P29" style:family="paragraph" style:parent-style-name="Footnote">
      <style:text-properties officeooo:paragraph-rsid="005df500"/>
    </style:style>
    <style:style style:name="P30" style:family="paragraph" style:parent-style-name="Footnote">
      <style:text-properties officeooo:paragraph-rsid="006c2604"/>
    </style:style>
    <style:style style:name="P31" style:family="paragraph" style:parent-style-name="Footnote">
      <style:text-properties officeooo:paragraph-rsid="007c42b2"/>
    </style:style>
    <style:style style:name="P32" style:family="paragraph" style:parent-style-name="Footnote">
      <style:text-properties officeooo:paragraph-rsid="0083dce9"/>
    </style:style>
    <style:style style:name="P33" style:family="paragraph" style:parent-style-name="Footnote">
      <style:text-properties officeooo:paragraph-rsid="008b2801"/>
    </style:style>
    <style:style style:name="P34" style:family="paragraph" style:parent-style-name="Footnote">
      <style:text-properties officeooo:paragraph-rsid="00931dc9"/>
    </style:style>
    <style:style style:name="P35" style:family="paragraph" style:parent-style-name="Footnote">
      <style:text-properties officeooo:paragraph-rsid="0099a041"/>
    </style:style>
    <style:style style:name="P36" style:family="paragraph" style:parent-style-name="Footnote">
      <style:text-properties officeooo:paragraph-rsid="00bc8eb7"/>
    </style:style>
    <style:style style:name="P37" style:family="paragraph" style:parent-style-name="Footnote">
      <style:text-properties officeooo:paragraph-rsid="00bebd50"/>
    </style:style>
    <style:style style:name="P38" style:family="paragraph" style:parent-style-name="Footnote">
      <style:text-properties officeooo:paragraph-rsid="00c1d3e2"/>
    </style:style>
    <style:style style:name="P39" style:family="paragraph" style:parent-style-name="Footnote">
      <style:text-properties officeooo:paragraph-rsid="00c3e7eb"/>
    </style:style>
    <style:style style:name="P40" style:family="paragraph" style:parent-style-name="Footnote">
      <style:text-properties officeooo:paragraph-rsid="00cbe589"/>
    </style:style>
    <style:style style:name="T1" style:family="text">
      <style:text-properties fo:color="#000000" style:font-name="Helvetica" fo:font-size="14pt" fo:letter-spacing="normal" fo:font-style="italic" style:text-underline-style="none" style:letter-kerning="false" style:font-size-asian="14pt" style:font-style-asian="italic"/>
    </style:style>
    <style:style style:name="T2"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T3"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T4" style:family="text">
      <style:text-properties fo:color="#000000" style:font-name="Helvetica" fo:font-size="14pt" fo:letter-spacing="normal" fo:font-style="normal" style:text-underline-style="none" style:letter-kerning="false" style:font-size-asian="14pt" style:font-style-asian="normal"/>
    </style:style>
    <style:style style:name="T5" style:family="text">
      <style:text-properties fo:color="#000000" style:font-name="Helvetica" fo:font-size="14pt" fo:letter-spacing="normal" fo:font-style="normal" style:text-underline-style="none" officeooo:rsid="0019d561" style:letter-kerning="false" style:font-size-asian="14pt" style:font-style-asian="normal"/>
    </style:style>
    <style:style style:name="T6" style:family="text">
      <style:text-properties fo:color="#000000" style:font-name="Helvetica" fo:font-size="14pt" fo:letter-spacing="normal" fo:font-style="normal" style:text-underline-style="none" officeooo:rsid="001a7f38" style:letter-kerning="false" style:font-size-asian="14pt" style:font-style-asian="normal"/>
    </style:style>
    <style:style style:name="T7" style:family="text">
      <style:text-properties fo:color="#000000" style:font-name="Helvetica" fo:font-size="14pt" fo:letter-spacing="normal" fo:font-style="normal" style:text-underline-style="none" officeooo:rsid="001de2d3" style:letter-kerning="false" style:font-size-asian="14pt" style:font-style-asian="normal"/>
    </style:style>
    <style:style style:name="T8" style:family="text">
      <style:text-properties fo:color="#000000" style:font-name="Helvetica" fo:font-size="14pt" fo:letter-spacing="normal" fo:font-style="normal" style:text-underline-style="none" officeooo:rsid="001e0a65" style:letter-kerning="false" style:font-size-asian="14pt" style:font-style-asian="normal"/>
    </style:style>
    <style:style style:name="T9" style:family="text">
      <style:text-properties fo:color="#000000" style:font-name="Helvetica" fo:font-size="14pt" fo:letter-spacing="normal" fo:font-style="normal" style:text-underline-style="none" officeooo:rsid="001e7c13" style:letter-kerning="false" style:font-size-asian="14pt" style:font-style-asian="normal"/>
    </style:style>
    <style:style style:name="T10" style:family="text">
      <style:text-properties fo:color="#000000" style:font-name="Helvetica" fo:font-size="14pt" fo:letter-spacing="normal" fo:font-style="normal" style:text-underline-style="none" officeooo:rsid="0020bc7e" style:letter-kerning="false" style:font-size-asian="14pt" style:font-style-asian="normal"/>
    </style:style>
    <style:style style:name="T11" style:family="text">
      <style:text-properties fo:color="#000000" style:font-name="Helvetica" fo:font-size="14pt" fo:letter-spacing="normal" fo:font-style="normal" style:text-underline-style="none" officeooo:rsid="002553c5" style:letter-kerning="false" style:font-size-asian="14pt" style:font-style-asian="normal"/>
    </style:style>
    <style:style style:name="T12" style:family="text">
      <style:text-properties fo:color="#000000" style:font-name="Helvetica" fo:font-size="14pt" fo:letter-spacing="normal" fo:font-style="normal" style:text-underline-style="none" officeooo:rsid="00358b55" style:letter-kerning="false" style:font-size-asian="14pt" style:font-style-asian="normal"/>
    </style:style>
    <style:style style:name="T13" style:family="text">
      <style:text-properties fo:color="#000000" style:font-name="Helvetica" fo:font-size="14pt" fo:letter-spacing="normal" fo:font-style="normal" style:text-underline-style="none" officeooo:rsid="0036aa95" style:letter-kerning="false" style:font-size-asian="14pt" style:font-style-asian="normal"/>
    </style:style>
    <style:style style:name="T14" style:family="text">
      <style:text-properties fo:color="#000000" style:font-name="Helvetica" fo:font-size="14pt" fo:letter-spacing="normal" fo:font-style="normal" style:text-underline-style="none" officeooo:rsid="0037a248" style:letter-kerning="false" style:font-size-asian="14pt" style:font-style-asian="normal"/>
    </style:style>
    <style:style style:name="T15" style:family="text">
      <style:text-properties fo:color="#000000" style:font-name="Helvetica" fo:font-size="14pt" fo:letter-spacing="normal" fo:font-style="normal" style:text-underline-style="none" officeooo:rsid="0037c5c3" style:letter-kerning="false" style:font-size-asian="14pt" style:font-style-asian="normal"/>
    </style:style>
    <style:style style:name="T16" style:family="text">
      <style:text-properties fo:color="#000000" style:font-name="Helvetica" fo:font-size="14pt" fo:letter-spacing="normal" fo:font-style="normal" style:text-underline-style="none" officeooo:rsid="0037fa27" style:letter-kerning="false" style:font-size-asian="14pt" style:font-style-asian="normal"/>
    </style:style>
    <style:style style:name="T17" style:family="text">
      <style:text-properties fo:color="#000000" style:font-name="Helvetica" fo:font-size="14pt" fo:letter-spacing="normal" fo:font-style="normal" style:text-underline-style="none" officeooo:rsid="0038c1ae" style:letter-kerning="false" style:font-size-asian="14pt" style:font-style-asian="normal"/>
    </style:style>
    <style:style style:name="T18" style:family="text">
      <style:text-properties fo:color="#000000" style:font-name="Helvetica" fo:font-size="14pt" fo:letter-spacing="normal" fo:font-style="normal" style:text-underline-style="none" officeooo:rsid="003a414b" style:letter-kerning="false" style:font-size-asian="14pt" style:font-style-asian="normal"/>
    </style:style>
    <style:style style:name="T19" style:family="text">
      <style:text-properties fo:color="#000000" style:font-name="Helvetica" fo:font-size="14pt" fo:letter-spacing="normal" fo:font-style="normal" style:text-underline-style="none" officeooo:rsid="003e4223" style:letter-kerning="false" style:font-size-asian="14pt" style:font-style-asian="normal"/>
    </style:style>
    <style:style style:name="T20" style:family="text">
      <style:text-properties fo:color="#000000" style:font-name="Helvetica" fo:font-size="14pt" fo:letter-spacing="normal" fo:font-style="normal" style:text-underline-style="none" officeooo:rsid="0040b34d" style:letter-kerning="false" style:font-size-asian="14pt" style:font-style-asian="normal"/>
    </style:style>
    <style:style style:name="T21" style:family="text">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T22"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T23" style:family="text">
      <style:text-properties fo:color="#000000" style:font-name="Helvetica" fo:font-size="14pt" fo:letter-spacing="normal" fo:font-style="normal" style:text-underline-style="none" fo:font-weight="normal" officeooo:rsid="004854df" style:letter-kerning="false" style:font-size-asian="14pt" style:font-style-asian="normal" style:font-weight-asian="normal"/>
    </style:style>
    <style:style style:name="T24" style:family="text">
      <style:text-properties fo:color="#000000" style:font-name="Helvetica" fo:font-size="14pt" fo:letter-spacing="normal" fo:font-style="normal" style:text-underline-style="none" fo:font-weight="normal" officeooo:rsid="005812a3" style:letter-kerning="false" style:font-size-asian="14pt" style:font-style-asian="normal" style:font-weight-asian="normal"/>
    </style:style>
    <style:style style:name="T25" style:family="text">
      <style:text-properties fo:color="#000000" style:font-name="Helvetica" fo:font-size="14pt" fo:letter-spacing="normal" fo:font-style="normal" style:text-underline-style="none" fo:font-weight="normal" officeooo:rsid="0059dfec" style:letter-kerning="false" style:font-size-asian="14pt" style:font-style-asian="normal" style:font-weight-asian="normal"/>
    </style:style>
    <style:style style:name="T26" style:family="text">
      <style:text-properties fo:color="#000000" style:font-name="Helvetica" fo:font-size="14pt" fo:letter-spacing="normal" fo:font-style="normal" style:text-underline-style="none" fo:font-weight="normal" officeooo:rsid="00623a0c" style:letter-kerning="false" style:font-size-asian="14pt" style:font-style-asian="normal" style:font-weight-asian="normal"/>
    </style:style>
    <style:style style:name="T27" style:family="text">
      <style:text-properties fo:color="#000000" style:font-name="Helvetica" fo:font-size="14pt" fo:letter-spacing="normal" fo:font-style="normal" style:text-underline-style="none" fo:font-weight="normal" officeooo:rsid="0062bc00" style:letter-kerning="false" style:font-size-asian="14pt" style:font-style-asian="normal" style:font-weight-asian="normal"/>
    </style:style>
    <style:style style:name="T28" style:family="text">
      <style:text-properties fo:color="#000000" style:font-name="Helvetica" fo:font-size="14pt" fo:letter-spacing="normal" fo:font-style="normal" style:text-underline-style="none" fo:font-weight="normal" officeooo:rsid="0062eed6" style:letter-kerning="false" style:font-size-asian="14pt" style:font-style-asian="normal" style:font-weight-asian="normal"/>
    </style:style>
    <style:style style:name="T29" style:family="text">
      <style:text-properties fo:color="#000000" style:font-name="Helvetica" fo:font-size="14pt" fo:letter-spacing="normal" fo:font-style="normal" style:text-underline-style="none" fo:font-weight="normal" officeooo:rsid="0063e46a" style:letter-kerning="false" style:font-size-asian="14pt" style:font-style-asian="normal" style:font-weight-asian="normal"/>
    </style:style>
    <style:style style:name="T30" style:family="text">
      <style:text-properties fo:color="#000000" style:font-name="Helvetica" fo:font-size="14pt" fo:letter-spacing="normal" fo:font-style="normal" style:text-underline-style="none" fo:font-weight="normal" officeooo:rsid="00648339" style:letter-kerning="false" style:font-size-asian="14pt" style:font-style-asian="normal" style:font-weight-asian="normal"/>
    </style:style>
    <style:style style:name="T31"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font-style-complex="normal"/>
    </style:style>
    <style:style style:name="T32" style:family="text">
      <style:text-properties fo:color="#000000" style:font-name="Helvetica" fo:font-size="14pt" fo:letter-spacing="normal" fo:font-style="normal" style:text-underline-style="none" fo:font-weight="normal" officeooo:rsid="00650d07" style:letter-kerning="false" style:font-size-asian="14pt" style:font-style-asian="normal" style:font-weight-asian="normal" style:font-style-complex="normal"/>
    </style:style>
    <style:style style:name="T33" style:family="text">
      <style:text-properties fo:color="#000000" style:font-name="Helvetica" fo:font-size="14pt" fo:letter-spacing="normal" fo:font-style="normal" style:text-underline-style="none" fo:font-weight="normal" officeooo:rsid="007e9275" style:letter-kerning="false" style:font-size-asian="14pt" style:font-style-asian="normal" style:font-weight-asian="normal" style:font-style-complex="normal"/>
    </style:style>
    <style:style style:name="T34" style:family="text">
      <style:text-properties fo:color="#000000" style:font-name="Helvetica" fo:font-size="14pt" fo:letter-spacing="normal" fo:font-style="normal" style:text-underline-style="none" fo:font-weight="normal" officeooo:rsid="006552b4" style:letter-kerning="false" style:font-size-asian="14pt" style:font-style-asian="normal" style:font-weight-asian="normal"/>
    </style:style>
    <style:style style:name="T35" style:family="text">
      <style:text-properties fo:color="#000000" style:font-name="Helvetica" fo:font-size="14pt" fo:letter-spacing="normal" fo:font-style="normal" style:text-underline-style="none" fo:font-weight="normal" officeooo:rsid="0069f6ee" style:letter-kerning="false" style:font-size-asian="14pt" style:font-style-asian="normal" style:font-weight-asian="normal"/>
    </style:style>
    <style:style style:name="T36" style:family="text">
      <style:text-properties fo:color="#000000" style:font-name="Helvetica" fo:font-size="14pt" fo:letter-spacing="normal" fo:font-style="normal" style:text-underline-style="none" fo:font-weight="normal" officeooo:rsid="007baad0" style:letter-kerning="false" style:font-size-asian="14pt" style:font-style-asian="normal" style:font-weight-asian="normal"/>
    </style:style>
    <style:style style:name="T37" style:family="text">
      <style:text-properties fo:color="#000000" style:font-name="Helvetica" fo:font-size="14pt" fo:letter-spacing="normal" fo:font-style="normal" style:text-underline-style="none" fo:font-weight="normal" officeooo:rsid="007e9845" style:letter-kerning="false" style:font-size-asian="14pt" style:font-style-asian="normal" style:font-weight-asian="normal"/>
    </style:style>
    <style:style style:name="T38" style:family="text">
      <style:text-properties fo:color="#000000" style:font-name="Helvetica" fo:font-size="14pt" fo:letter-spacing="normal" fo:font-style="normal" style:text-underline-style="none" fo:font-weight="normal" officeooo:rsid="0080c82c" style:letter-kerning="false" style:font-size-asian="14pt" style:font-style-asian="normal" style:font-weight-asian="normal"/>
    </style:style>
    <style:style style:name="T39" style:family="text">
      <style:text-properties fo:color="#000000" style:font-name="Helvetica" fo:font-size="14pt" fo:letter-spacing="normal" fo:font-style="normal" style:text-underline-style="none" fo:font-weight="normal" officeooo:rsid="0087f1ba" style:letter-kerning="false" style:font-size-asian="14pt" style:font-style-asian="normal" style:font-weight-asian="normal"/>
    </style:style>
    <style:style style:name="T40" style:family="text">
      <style:text-properties fo:color="#000000" style:font-name="Helvetica" fo:font-size="14pt" fo:letter-spacing="normal" fo:font-style="normal" style:text-underline-style="none" fo:font-weight="normal" officeooo:rsid="008e71ac" style:letter-kerning="false" style:font-size-asian="14pt" style:font-style-asian="normal" style:font-weight-asian="normal"/>
    </style:style>
    <style:style style:name="T41" style:family="text">
      <style:text-properties fo:color="#000000" style:font-name="Helvetica" fo:font-size="14pt" fo:letter-spacing="normal" fo:font-style="normal" style:text-underline-style="none" fo:font-weight="normal" officeooo:rsid="008f1d35" style:letter-kerning="false" style:font-size-asian="14pt" style:font-style-asian="normal" style:font-weight-asian="normal"/>
    </style:style>
    <style:style style:name="T42" style:family="text">
      <style:text-properties fo:color="#000000" style:font-name="Helvetica" fo:font-size="14pt" fo:letter-spacing="normal" fo:font-style="normal" style:text-underline-style="none" fo:font-weight="normal" officeooo:rsid="008fd5af" style:letter-kerning="false" style:font-size-asian="14pt" style:font-style-asian="normal" style:font-weight-asian="normal"/>
    </style:style>
    <style:style style:name="T43" style:family="text">
      <style:text-properties fo:color="#000000" style:font-name="Helvetica" fo:font-size="14pt" fo:letter-spacing="normal" fo:font-style="normal" style:text-underline-style="none" fo:font-weight="normal" officeooo:rsid="0091c6f6" style:letter-kerning="false" style:font-size-asian="14pt" style:font-style-asian="normal" style:font-weight-asian="normal"/>
    </style:style>
    <style:style style:name="T44" style:family="text">
      <style:text-properties fo:color="#000000" style:font-name="Helvetica" fo:font-size="14pt" fo:letter-spacing="normal" fo:font-style="normal" style:text-underline-style="none" fo:font-weight="normal" officeooo:rsid="009a0526" style:letter-kerning="false" style:font-size-asian="14pt" style:font-style-asian="normal" style:font-weight-asian="normal"/>
    </style:style>
    <style:style style:name="T45" style:family="text">
      <style:text-properties fo:color="#000000" style:font-name="Helvetica" fo:font-size="14pt" fo:letter-spacing="normal" fo:font-style="normal" style:text-underline-style="none" fo:font-weight="normal" officeooo:rsid="009dc08e" style:letter-kerning="false" style:font-size-asian="14pt" style:font-style-asian="normal" style:font-weight-asian="normal"/>
    </style:style>
    <style:style style:name="T46" style:family="text">
      <style:text-properties fo:color="#000000" style:font-name="Helvetica" fo:font-size="14pt" fo:letter-spacing="normal" fo:font-style="normal" style:text-underline-style="none" fo:font-weight="normal" officeooo:rsid="009ed575" style:letter-kerning="false" style:font-size-asian="14pt" style:font-style-asian="normal" style:font-weight-asian="normal"/>
    </style:style>
    <style:style style:name="T47" style:family="text">
      <style:text-properties fo:color="#000000" style:font-name="Helvetica" fo:font-size="14pt" fo:letter-spacing="normal" fo:font-style="normal" style:text-underline-style="none" fo:font-weight="normal" officeooo:rsid="009f688b" style:letter-kerning="false" style:font-size-asian="14pt" style:font-style-asian="normal" style:font-weight-asian="normal"/>
    </style:style>
    <style:style style:name="T48" style:family="text">
      <style:text-properties fo:color="#000000" style:font-name="Helvetica" fo:font-size="14pt" fo:letter-spacing="normal" fo:font-style="normal" style:text-underline-style="none" fo:font-weight="normal" officeooo:rsid="00a03f6e" style:letter-kerning="false" style:font-size-asian="14pt" style:font-style-asian="normal" style:font-weight-asian="normal"/>
    </style:style>
    <style:style style:name="T49" style:family="text">
      <style:text-properties fo:color="#000000" style:font-name="Helvetica" fo:font-size="14pt" fo:letter-spacing="normal" fo:font-style="normal" style:text-underline-style="none" fo:font-weight="normal" officeooo:rsid="00a6749a" style:letter-kerning="false" style:font-size-asian="14pt" style:font-style-asian="normal" style:font-weight-asian="normal"/>
    </style:style>
    <style:style style:name="T50" style:family="text">
      <style:text-properties fo:color="#000000" style:font-name="Helvetica" fo:font-size="14pt" fo:letter-spacing="normal" fo:font-style="normal" style:text-underline-style="none" fo:font-weight="normal" officeooo:rsid="00a9c5d7" style:letter-kerning="false" style:font-size-asian="14pt" style:font-style-asian="normal" style:font-weight-asian="normal"/>
    </style:style>
    <style:style style:name="T51" style:family="text">
      <style:text-properties fo:color="#000000" style:font-name="Helvetica" fo:font-size="14pt" fo:letter-spacing="normal" fo:font-style="normal" style:text-underline-style="none" fo:font-weight="normal" officeooo:rsid="00abdfac" style:letter-kerning="false" style:font-size-asian="14pt" style:font-style-asian="normal" style:font-weight-asian="normal"/>
    </style:style>
    <style:style style:name="T52" style:family="text">
      <style:text-properties fo:color="#000000" style:font-name="Helvetica" fo:font-size="14pt" fo:letter-spacing="normal" fo:font-style="normal" style:text-underline-style="none" fo:font-weight="normal" officeooo:rsid="00b007e6" style:letter-kerning="false" style:font-size-asian="14pt" style:font-style-asian="normal" style:font-weight-asian="normal"/>
    </style:style>
    <style:style style:name="T53" style:family="text">
      <style:text-properties fo:color="#000000" style:font-name="Helvetica" fo:font-size="14pt" fo:letter-spacing="normal" fo:font-style="normal" style:text-underline-style="none" fo:font-weight="normal" officeooo:rsid="00b1ff12" style:letter-kerning="false" style:font-size-asian="14pt" style:font-style-asian="normal" style:font-weight-asian="normal"/>
    </style:style>
    <style:style style:name="T54" style:family="text">
      <style:text-properties fo:color="#000000" style:font-name="Helvetica" fo:font-size="14pt" fo:letter-spacing="normal" fo:font-style="normal" style:text-underline-style="none" fo:font-weight="normal" officeooo:rsid="00b315c8" style:letter-kerning="false" style:font-size-asian="14pt" style:font-style-asian="normal" style:font-weight-asian="normal"/>
    </style:style>
    <style:style style:name="T55" style:family="text">
      <style:text-properties fo:color="#000000" style:font-name="Helvetica" fo:font-size="14pt" fo:letter-spacing="normal" fo:font-style="normal" style:text-underline-style="none" fo:font-weight="normal" officeooo:rsid="00b352d8" style:letter-kerning="false" style:font-size-asian="14pt" style:font-style-asian="normal" style:font-weight-asian="normal"/>
    </style:style>
    <style:style style:name="T56" style:family="text">
      <style:text-properties fo:color="#000000" style:font-name="Helvetica" fo:font-size="14pt" fo:letter-spacing="normal" fo:font-style="normal" style:text-underline-style="none" fo:font-weight="normal" officeooo:rsid="00b51f60" style:letter-kerning="false" style:font-size-asian="14pt" style:font-style-asian="normal" style:font-weight-asian="normal"/>
    </style:style>
    <style:style style:name="T57"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T58" style:family="text">
      <style:text-properties fo:color="#000000" style:font-name="Helvetica" fo:font-size="14pt" fo:letter-spacing="normal" fo:font-style="normal" style:text-underline-style="solid" style:text-underline-width="auto" style:text-underline-color="font-color" style:letter-kerning="false" style:font-size-asian="14pt" style:font-style-asian="normal"/>
    </style:style>
    <style:style style:name="T59" style:family="text">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T60" style:family="text">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T61" style:family="text">
      <style:text-properties fo:color="#000000" style:font-name="Helvetica" fo:font-size="14pt" fo:letter-spacing="normal" fo:font-style="normal" fo:font-weight="normal" style:letter-kerning="false" style:font-size-asian="14pt" style:font-style-asian="normal" style:font-weight-asian="normal" style:font-weight-complex="normal"/>
    </style:style>
    <style:style style:name="T62" style:family="text">
      <style:text-properties fo:color="#000000" style:font-name="Helvetica" fo:font-size="18pt" fo:letter-spacing="normal" style:text-underline-style="solid" style:text-underline-width="auto" style:text-underline-color="font-color" style:letter-kerning="false" style:font-size-asian="18pt"/>
    </style:style>
    <style:style style:name="T63" style:family="text">
      <style:text-properties fo:color="#000000" fo:letter-spacing="normal" fo:font-style="normal" style:text-underline-style="none" officeooo:rsid="002c7220" style:letter-kerning="false" style:font-style-asian="normal"/>
    </style:style>
    <style:style style:name="T64" style:family="text">
      <style:text-properties fo:color="#000000" style:font-name="Liberation Serif" fo:font-size="12pt" fo:letter-spacing="normal" fo:font-style="normal" style:text-underline-style="none" style:letter-kerning="false" style:font-size-asian="12pt" style:font-style-asian="normal" style:font-size-complex="12pt"/>
    </style:style>
    <style:style style:name="T65" style:family="text">
      <style:text-properties fo:color="#000000" style:font-name="Liberation Serif" fo:font-size="12pt" fo:letter-spacing="normal" fo:font-style="normal" style:text-underline-style="none" officeooo:rsid="002e004a" style:letter-kerning="false" style:font-size-asian="12pt" style:font-style-asian="normal" style:font-size-complex="12pt"/>
    </style:style>
    <style:style style:name="T66" style:family="text">
      <style:text-properties fo:color="#0000ff" style:font-name="Helvetica" fo:font-size="14pt" fo:letter-spacing="normal" fo:font-style="normal" style:text-underline-style="none" fo:font-weight="normal" style:letter-kerning="false" style:font-size-asian="14pt" style:font-style-asian="normal" style:font-weight-asian="normal"/>
    </style:style>
    <style:style style:name="T67" style:family="text">
      <style:text-properties fo:font-style="normal" officeooo:rsid="005d257d" style:font-style-asian="normal" style:font-style-complex="normal"/>
    </style:style>
    <style:style style:name="T68" style:family="text">
      <style:text-properties fo:font-style="normal" officeooo:rsid="005d2a41" style:font-style-asian="normal" style:font-style-complex="normal"/>
    </style:style>
    <style:style style:name="T69" style:family="text">
      <style:text-properties officeooo:rsid="00286e5c"/>
    </style:style>
    <style:style style:name="T70" style:family="text">
      <style:text-properties fo:letter-spacing="normal" fo:font-style="normal" style:text-underline-style="none" style:letter-kerning="false" style:font-style-asian="normal"/>
    </style:style>
    <style:style style:name="T71" style:family="text">
      <style:text-properties fo:letter-spacing="normal" fo:font-style="normal" style:text-underline-style="none" officeooo:rsid="002e004a" style:letter-kerning="false" style:font-style-asian="normal"/>
    </style:style>
    <style:style style:name="T72" style:family="text">
      <style:text-properties fo:letter-spacing="normal" fo:font-style="normal" style:text-underline-style="none" officeooo:rsid="002feb69" style:letter-kerning="false" style:font-style-asian="normal"/>
    </style:style>
    <style:style style:name="T73" style:family="text">
      <style:text-properties officeooo:rsid="0031b718"/>
    </style:style>
    <style:style style:name="T74" style:family="text">
      <style:text-properties officeooo:rsid="00411e93"/>
    </style:style>
    <style:style style:name="T75" style:family="text">
      <style:text-properties fo:font-style="italic" officeooo:rsid="00411e93" style:font-style-asian="italic" style:font-style-complex="italic"/>
    </style:style>
    <style:style style:name="T76" style:family="text">
      <style:text-properties fo:font-style="italic" officeooo:rsid="005d257d" style:font-style-asian="italic" style:font-style-complex="italic"/>
    </style:style>
    <style:style style:name="T77" style:family="text">
      <style:text-properties fo:font-style="italic" officeooo:rsid="00c3fd14" style:font-style-asian="italic" style:font-style-complex="italic"/>
    </style:style>
    <style:style style:name="T78" style:family="text">
      <style:text-properties officeooo:rsid="004b37b9"/>
    </style:style>
    <style:style style:name="T79" style:family="text">
      <style:text-properties officeooo:rsid="004bf198"/>
    </style:style>
    <style:style style:name="T80" style:family="text">
      <style:text-properties officeooo:rsid="0050905a"/>
    </style:style>
    <style:style style:name="T81" style:family="text">
      <style:text-properties officeooo:rsid="00527f24"/>
    </style:style>
    <style:style style:name="T82" style:family="text">
      <style:text-properties officeooo:rsid="00550458"/>
    </style:style>
    <style:style style:name="T83" style:family="text">
      <style:text-properties officeooo:rsid="005d257d"/>
    </style:style>
    <style:style style:name="T84" style:family="text">
      <style:text-properties officeooo:rsid="006c2604"/>
    </style:style>
    <style:style style:name="T85" style:family="text">
      <style:text-properties officeooo:rsid="006fae03"/>
    </style:style>
    <style:style style:name="T86" style:family="text">
      <style:text-properties officeooo:rsid="0072c9c0"/>
    </style:style>
    <style:style style:name="T87" style:family="text">
      <style:text-properties officeooo:rsid="007a1a15"/>
    </style:style>
    <style:style style:name="T88" style:family="text">
      <style:text-properties officeooo:rsid="007c42b2"/>
    </style:style>
    <style:style style:name="T89" style:family="text">
      <style:text-properties officeooo:rsid="0083dce9"/>
    </style:style>
    <style:style style:name="T90" style:family="text">
      <style:text-properties officeooo:rsid="0086e889"/>
    </style:style>
    <style:style style:name="T91" style:family="text">
      <style:text-properties officeooo:rsid="008b2801"/>
    </style:style>
    <style:style style:name="T92" style:family="text">
      <style:text-properties officeooo:rsid="00931dc9"/>
    </style:style>
    <style:style style:name="T93" style:family="text">
      <style:text-properties officeooo:rsid="0097bab1"/>
    </style:style>
    <style:style style:name="T94" style:family="text">
      <style:text-properties officeooo:rsid="00bc8eb7"/>
    </style:style>
    <style:style style:name="T95" style:family="text">
      <style:text-properties officeooo:rsid="00bebd50"/>
    </style:style>
    <style:style style:name="T96" style:family="text">
      <style:text-properties officeooo:rsid="00c1d3e2"/>
    </style:style>
    <style:style style:name="T97" style:family="text">
      <style:text-properties officeooo:rsid="00c3e7eb"/>
    </style:style>
    <style:style style:name="T98" style:family="text">
      <style:text-properties officeooo:rsid="00c3fd14"/>
    </style:style>
    <style:style style:name="T99" style:family="text">
      <style:text-properties officeooo:rsid="00cbe5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62">Digital Tools for Creative Collaboration</text:span></text:p>
      <text:p text:style-name="P15"><text:span text:style-name="T62">Logbook</text:span></text:p>
      <text:p text:style-name="P1"><text:span text:style-name="T1"/></text:p>
      <text:p text:style-name="P10"/>
      <text:p text:style-name="P1"><text:span text:style-name="T4">Cette article met en récit 4 expériences d’utilisation</text:span><text:span text:style-name="T1"> </text:span><text:span text:style-name="T4">d’outils conçus pour une collaboration numérique dans un même temps et un même espace (ou pas).</text:span></text:p>
      <text:p text:style-name="P10"/>
      <text:p text:style-name="P10"/>
      <text:p text:style-name="P1"><text:span text:style-name="T58">DONC</text:span></text:p>
      <text:p text:style-name="P1"><text:span text:style-name="T4">26 mai 2018</text:span></text:p>
      <text:p text:style-name="P1"><text:span text:style-name="T4">Château de Cerisy-La-Salle</text:span></text:p>
      <text:p text:style-name="P1"><text:span text:style-name="T1"/></text:p>
      <text:p text:style-name="P2"><text:span text:style-name="T4">C’est le dernier jour du colloque </text:span><text:span text:style-name="T1">Art, littérature et réseaux sociaux </text:span><text:span text:style-name="T4">Château de Cerisy-La-Salle. </text:span><text:span text:style-name="T5">Nous sortons </text:span><text:span text:style-name="T6">de la</text:span><text:span text:style-name="T4"> réunion de debrief. Nous nous </text:span><text:span text:style-name="T7">sommes retrouvés</text:span><text:span text:style-name="T4"> dans la belle salle du château. La question é</text:span><text:span text:style-name="T8">tait</text:span><text:span text:style-name="T4"> simple : </text:span><text:span text:style-name="T1">qu’avez-vous pensé du colloque?</text:span><text:span text:style-name="T4"> Une première personne </text:span><text:span text:style-name="T9">est intervenu</text:span><text:span text:style-name="T4">, vive critique de l’expérience </text:span><text:span text:style-name="T1">DONC</text:span><text:span text:style-name="T4">. «Quelle idée de proposer un projet numérique connecté à internet dans un lieu pareil où il n’y a quasi pas de wifi ni de 4G. Nous aurions pu nous déconnecté totalement. Au lieu de cela, nous nous sommes retrouvés confrontés à UN hacker qui nous a pourri la semaine. Nous aurions pu être dans le monde réel.»</text:span><text:span text:style-name="T4"><text:note text:id="ftn1" text:note-class="footnote"><text:note-citation>1</text:note-citation><text:note-body><text:p text:style-name="P19">. <text:span text:style-name="T63">cette citation n’est pas réelle, elle est un résumé de la première remarque</text:span></text:p></text:note-body></text:note></text:span><text:span text:style-name="T4"> Pendant une heure, les discussions n’</text:span><text:span text:style-name="T10">ont tourné</text:span><text:span text:style-name="T4"> qu’autour de ça, Raphaël</text:span><text:span text:style-name="T4"><text:note text:id="ftn2" text:note-class="footnote"><text:note-citation>2</text:note-citation><text:note-body><text:p text:style-name="P20">. <text:s/><text:span text:style-name="T64">Raphaël Bastide, artiste, </text:span><text:span text:style-name="T65">designer graphique et enseignant - https://raphaelbastide.com/</text:span></text:p></text:note-body></text:note></text:span><text:span text:style-name="T4">, Louise</text:span><text:span text:style-name="T4"><text:note text:id="ftn3" text:note-class="footnote"><text:note-citation>3</text:note-citation><text:note-body><text:p text:style-name="P14"><text:span text:style-name="T70">. Louise Drul, illustratrice, artiste </text:span><text:span text:style-name="T72">et </text:span><text:span text:style-name="T71">designer graphique</text:span><text:span text:style-name="T70"> </text:span><text:span text:style-name="T71">- https://louisedrulhe.fr/</text:span></text:p></text:note-body></text:note></text:span><text:span text:style-name="T4"> et moi sommes largement attaqué·es ainsi que LE hacker. Les suppositions dénonciatrices du supposé hacker fusent. Je jubile en silence en constatant le résultat de notre expérience. Nous voulions recréer un réseau social durant cette semaine. En 5 jours, nous avions eu devant les yeux toutes les situations malaisantes qu’induit un réseau social ou une participation ouverte sur internet. Des images diffusées sans droit d’apparition, du trolling, de l’anonymat, de l’usurpation d’identité, du spam, jusqu’au hack complet du système. Tout cela provoquant une colère chez les participants. Nous avions mis en place un système collaboratif de malheur. </text:span></text:p>
      <text:p text:style-name="P10"/>
      <text:p text:style-name="P1"><text:span text:style-name="T4">Nous sommes arrivé·es au château de Cerisy-La-Salle en début de semaine pour participer au colloque </text:span><text:span text:style-name="T1">Art, littérature et réseaux sociaux.</text:span><text:span text:style-name="T4"> Quand je dis nous, c’est nous les participants, artistes et universitaires. </text:span><text:soft-page-break/><text:span text:style-name="T4">L’endroit est magnifique. Raphaël, Louise et moi avons une mission spéciale durant cette semaine: mettre en place un système expérimental de documentation du colloque permettant la réalisation d’une publication quasi en temps réel. En amont, nous avons décidé de créer un outil basé sur une liste de diffusion. Nous l’appelons </text:span><text:span text:style-name="T1">DONC</text:span><text:span text:style-name="T4">. Tout contenu envoyé par mail à cette liste est reçu par tous les inscrits et est automatiquement injecté dans une page web, servant de base à la publication, mis en page en html et css</text:span><text:span text:style-name="T4"><text:note text:id="ftn4" text:note-class="footnote"><text:note-citation>4</text:note-citation><text:note-body><text:p text:style-name="P21">. <text:span text:style-name="T73">Ce projet fait partie des réflexions menées avec PrePostPrint (</text:span><text:a xlink:type="simple" xlink:href="https://prepostprint.org/" text:style-name="Internet_20_link" text:visited-style-name="Visited_20_Internet_20_Link"><text:span text:style-name="T73">https://prepostprint.org/</text:span></text:a><text:span text:style-name="T73">). Nous avons utilisé le CMS libre Processwire pour gérer les contenus provenant des emails. Nous avons ensuite utilisé les techniques liés au css print @media print{} pour la mise en page imprimée.</text:span></text:p></text:note-body></text:note></text:span><text:span text:style-name="T4">. Chaque demi journée, nous imprimons les nouvelles pages de publication. Nous les affichons sur de grandes tables d’une salle </text:span><text:span text:style-name="T12">dans laquelle le passage est dense</text:span><text:span text:style-name="T4"> (c’est aussi la salle de l’apéro). Nous mettons à disposition stylos, scotchs, feutres, crayons </text:span><text:span text:style-name="T13">et plus </text:span><text:span text:style-name="T4">afin de permettre le commentaire manuel sur ces pages. Les pages </text:span><text:span text:style-name="T14">seront</text:span><text:span text:style-name="T4"> ensuite scanées avec une application de smartphone, afin de constituer un pdf imprimable. </text:span></text:p>
      <text:p text:style-name="P1"><text:span text:style-name="T4"/></text:p>
      <text:p text:style-name="P1"><text:span text:style-name="T4">C’est le premier jour du colloque et nous présentons le projet. Par défaut, tou·</text:span><text:span text:style-name="T15">te·s</text:span><text:span text:style-name="T4"> les participant·</text:span><text:span text:style-name="T15">e</text:span><text:span text:style-name="T4">s sont inscrit·</text:span><text:span text:style-name="T16">e</text:span><text:span text:style-name="T4">s sur la liste de diffusion </text:span><text:span text:style-name="T1">DONC</text:span><text:span text:style-name="T4">, rien n’est obligatoire, si quelqu’un·</text:span><text:span text:style-name="T17">e</text:span><text:span text:style-name="T4"> ne souhaite pas participer nous l’enlevons de la liste. 2-3 personnes décident de se retirer. Assez rapidement la publication se remplit, les mails affluent. Des images des </text:span><text:span text:style-name="T17">conférences</text:span><text:span text:style-name="T4"> sont envoyées, des textes courts, des blagues, des énigmes, des textes longs, le texte de la présentation précédente etc. Toutes les personnes présentes participent activement. Les pages imprimées sont commentées, biffées, découpées, triturées. Le soir, quand l’apéro a bien été entamé, la blague potache est de rigueur. Le deuxième jour, certains mails semblent cryptés et le Cerisybot fait son apparition. La publication continue </text:span><text:span text:style-name="T18">de</text:span><text:span text:style-name="T4"> se remplir, des images </text:span><text:span text:style-name="T1">making off, </text:span><text:span text:style-name="T4">des photos de Cerisy, des conseils, des textes générés. Le 24 mai, le Cerisybot envoie à nouveau un mail ayant pour objet «[VIRUS] I &lt;3 YOU».</text:span></text:p>
      <text:p text:style-name="P1"><text:span text:style-name="T4"/></text:p>
      <text:p text:style-name="P4"><text:span text:style-name="T4">Commence à apparaître des usurpations d’identité. Certains mails sont envoyés depuis l’adresse email de participants qui n’en sont pas les auteurs. Début de quelques tensions. D’autres spams arrivent dans la soirée du 24 mai, nous recevons les mêmes mails plusieurs fois. Une image de train, un texte qui commence par «Reine d’Égypte, déesse de Nubie» et d’autres. Ces emails sont totalement anonyme. Au matin du 26 mai, tou·</text:span><text:span text:style-name="T19">t·e</text:span><text:span text:style-name="T4">s les </text:span><text:span text:style-name="T19">inscrit·es à</text:span><text:span text:style-name="T4"> </text:span><text:span text:style-name="T1">DONC</text:span><text:span text:style-name="T4"> se réveille la boîte mail pleine de </text:span><text:soft-page-break/><text:span text:style-name="T4">spams. </text:span><text:span text:style-name="T20">L</text:span><text:span text:style-name="T4">es rumeurs circulent il y a UN hacker dans le groupe, quelques-uns sont suspectés, dénoncés même. Un des participant déboule dans la salle du petit déjeuner, furieux, son ordi sous le bras «Vous avez cassé mon ordi !». J’examine l’ordinateur «cassé» en question, sa boîte mail est pleine, il n’a jamais vidé la corbeille. Je vide la corbeille, hop, c’est réparé. Sans un «merci» et toujours furieux (probablement l’égo touché par son incapacité technique), il s’en va en claquant la porte, nous ne le reverrons plus. </text:span></text:p>
      <text:p text:style-name="P1"><text:span text:style-name="T4">Mais qui est LE hacker? </text:span></text:p>
      <text:p text:style-name="P1"><text:span text:style-name="T4">Les tensions montent. </text:span></text:p>
      <text:p text:style-name="P1"><text:span text:style-name="T4"/></text:p>
      <text:p text:style-name="P5"><text:span text:style-name="T4">Entre le 25 et le 26 mai, la liste de diffusion reçoit un email qui fera planter le système </text:span><text:span text:style-name="T1">DONC</text:span><text:span text:style-name="T4">. Las des râles et des critiques vis-à-vis de l’expérience, nous décidons de l’arrêter, prétextant que le système est irréparable</text:span><text:span text:style-name="T4"><text:note text:id="ftn5" text:note-class="footnote"><text:note-citation>5</text:note-citation><text:note-body><text:p text:style-name="P22">. <text:span text:style-name="T74">En réalité l’email envoyé contenait du code PHP que le système interprétait, provoquant une erreur, la suppression de l’email en question permettait simplement la remise en marche du système </text:span><text:span text:style-name="T75">DONC.</text:span></text:p></text:note-body></text:note></text:span><text:span text:style-name="T4">. </text:span></text:p>
      <text:p text:style-name="P5"><text:span text:style-name="T4">Depuis la petite salle de travail des écuries du château, Raphaël, Louise et moi envoyons un mail sur la liste de </text:span><text:span text:style-name="T1">DONC</text:span></text:p>
      <text:p text:style-name="P3"><text:span text:style-name="T1">Chèr·e·s participant·e·s, </text:span></text:p>
      <text:p text:style-name="P3"><text:span text:style-name="T1">Le système DONC s’est fait hacker et nous sommes dans le regret de vous annoncer que l’expérience s’arrête maintenant. Après ce mail, vous serez désinscrit·e·s de la liste de diffusion et vos mails ne seront plus traités par DONC. </text:span></text:p>
      <text:p text:style-name="P3"><text:span text:style-name="T1">Vous serez tenu·e·s informé·e·s des suites du projet.</text:span></text:p>
      <text:p text:style-name="P13"/>
      <text:p text:style-name="P3"><text:span text:style-name="T1">Merci de votre participation (très) active qui a fait de ce projet une réussite,</text:span></text:p>
      <text:p text:style-name="P3"><text:span text:style-name="T1">L’équipe de DONC</text:span></text:p>
      <text:p text:style-name="P3"><text:span text:style-name="T1"/></text:p>
      <text:p text:style-name="P3"><text:span text:style-name="T4">Nous profitons de cette interruption pour peaufiner la publication, l’imprimer et la relier. </text:span><text:span text:style-name="T11">Elle restera imprimée à quelques exemplaires et ne sera jamais diffusée</text:span><text:span text:style-name="T11"><text:note text:id="ftn0" text:note-class="footnote"><text:note-citation>6</text:note-citation><text:note-body><text:p text:style-name="P18">. <text:span text:style-name="T69">La publication fait partie de la bibliothèque web2print visant à réunir </text:span><text:bookmark text:name="sous-titre"/>des éditions imprimées réalisées avec des outils libres et web. <text:span text:style-name="T69">Projet de Lucile Haute et Quentin Juhel - http://2print.org/</text:span></text:p></text:note-body></text:note></text:span><text:span text:style-name="T11">.</text:span></text:p>
      <text:p text:style-name="P10"/>
      <text:p text:style-name="P10"/>
      <text:p text:style-name="P10"/>
      <text:p text:style-name="P10"/>
      <text:p text:style-name="P10"/>
      <text:p text:style-name="P16"><text:soft-page-break/><text:span text:style-name="T61">Chépa</text:span></text:p>
      <text:p text:style-name="P1"><text:span text:style-name="T22">23 mai 2019 </text:span></text:p>
      <text:p text:style-name="P1"><text:span text:style-name="T22">Gaîté Lyrique, </text:span><text:span text:style-name="T23">Paris</text:span></text:p>
      <text:p text:style-name="P11"/>
      <text:p text:style-name="P1"><text:span text:style-name="T22">Je suis assise au plateau bar de la Gaîté Lyrique à Paris. Romain</text:span><text:span text:style-name="T22"><text:note text:id="ftn6" text:note-class="footnote"><text:note-citation>7</text:note-citation><text:note-body><text:p text:style-name="P23">. Romain Poncato, enseignant en histoire géo</text:p></text:note-body></text:note></text:span><text:span text:style-name="T22"> et Anne</text:span><text:span text:style-name="T22"><text:note text:id="ftn7" text:note-class="footnote"><text:note-citation>8</text:note-citation><text:note-body><text:p text:style-name="P24">. Anne Régnier, enseignant<text:span text:style-name="T78">e</text:span> en mathématiques</text:p></text:note-body></text:note></text:span><text:span text:style-name="T22"> arrivent avec les 3ème1 de la classe coopérative du collège Jean-Pierre Timbaud <text:s/>de Bobigny. Iels sont venu·es présenter le projet réalisé ensemble durant l’année. Lyna, Ambre et Christelle</text:span><text:span text:style-name="T22"><text:note text:id="ftn8" text:note-class="footnote"><text:note-citation>9</text:note-citation><text:note-body><text:p text:style-name="P25">. <text:span text:style-name="T79">Trois élèves volontaires de la classe</text:span> </text:p></text:note-body></text:note></text:span><text:span text:style-name="T22"> présentent </text:span><text:span text:style-name="T2">Chépa, Le Journal Pour Tou.te.s </text:span><text:span text:style-name="T22">imaginé</text:span><text:span text:style-name="T2">, </text:span><text:span text:style-name="T22">écrit, illustré et mis en page par les élèves de la classe. </text:span></text:p>
      <text:p text:style-name="P11"/>
      <text:p text:style-name="P1"><text:span text:style-name="T22">Depuis 2015, avec Pauline</text:span><text:span text:style-name="T22"><text:note text:id="ftn9" text:note-class="footnote"><text:note-citation>10</text:note-citation><text:note-body><text:p text:style-name="P27">. <text:span text:style-name="T80">Pauline Gourlet, chercheuse et designer graphique - https://www.paulinegourlet.com/</text:span></text:p></text:note-body></text:note></text:span><text:span text:style-name="T22"> et Louis</text:span><text:span text:style-name="T22"><text:note text:id="ftn10" text:note-class="footnote"><text:note-citation>11</text:note-citation><text:note-body><text:p text:style-name="P28">. <text:span text:style-name="T81">Louis Eveillard, designer d’interaction et designer graphique - https://louiseveillard.com/</text:span></text:p></text:note-body></text:note></text:span><text:span text:style-name="T22">, sous l’entité l’Atelier des Chercheurs</text:span><text:span text:style-name="T22"><text:note text:id="ftn11" text:note-class="footnote"><text:note-citation>12</text:note-citation><text:note-body><text:p text:style-name="P26">. <text:a xlink:type="simple" xlink:href="https://latelier-des-chercheurs.fr/" text:style-name="Internet_20_link" text:visited-style-name="Visited_20_Internet_20_Link"><text:span text:style-name="T82">https://latelier-des-chercheurs.fr</text:span></text:a><text:span text:style-name="T82"> </text:span></text:p></text:note-body></text:note></text:span><text:span text:style-name="T22">, nous développons, entre autres, un logiciel nommé do•doc (prononcer doudoc). Conçu pour documenter et créer des récits à partir d'activités pratiques, do•doc est un outil composite, libre et modulaire, qui permet de capturer des média (photos, vidéos, sons et stop-motion), de les éditer, de les mettre en page et de les publier. Son aspect composite permet de le reconfigurer de manière à ce qu'il soit le plus adapté possible à la situation dans laquelle il est déployé. do•doc comporte une version logiciel en local et une version en ligne. Développé avec les langages du web et spécifiquement des outils permettant la collaboration en temps réel comme Nodejs </text:span><text:span text:style-name="T24">Electron </text:span><text:span text:style-name="T22">et </text:span><text:span text:style-name="T25">S</text:span><text:span text:style-name="T22">ocketio. Dans l’esprit, de construire ce logiciel dans des contextes spécifiques, nous réalisons des ateliers dans des établissements scolaires afin de mettre à l’épreuve le logiciel et de lui ajouter des fonctionnalités. </text:span></text:p>
      <text:p text:style-name="P12"/>
      <text:p text:style-name="P1"><text:span text:style-name="T22">L’atelier a démarré avec les élèves du collège Jean-Pierre Timbaud le 19 septembre 2018. Nous devons nous voir une fois par semaine environ. Le projet: créer, tou·te·s ensemble, de A à Z un journal autour de l’exposition </text:span><text:span text:style-name="T2">Computer Grrrls</text:span><text:span text:style-name="T2"><text:note text:id="ftn12" text:note-class="footnote"><text:note-citation>13</text:note-citation><text:note-body><text:p text:style-name="P29">. <text:span text:style-name="T76">Computer grrrls</text:span><text:span text:style-name="T67"> est une exposition qui a eu lieu au </text:span><text:span text:style-name="T68">HMKV (Dortmund) d’octobre 2018 à février 2018 et</text:span><text:span text:style-name="T67"> à la</text:span><text:span text:style-name="T83"> Gaîté Lyrique (Paris) de mars à juillet 2019. Imaginée par Marie Lechner et </text:span>Inke Arns, <text:span text:style-name="T83">cette exposition abordait les questions liées à l’invisibilité des femmes dans l’informatique et rassemblait des positions artistiques qui parlent des relations passées et présentes entre genre et technologie.</text:span></text:p></text:note-body></text:note></text:span><text:span text:style-name="T2">.</text:span></text:p>
      <text:p text:style-name="P1"><text:soft-page-break/><text:span text:style-name="T22">Les premiers ateliers sont consacrés à la discussion: qu’est-ce qu’un journal ? quel sexisme </text:span><text:span text:style-name="T26">subissez-vous</text:span><text:span text:style-name="T22"> en tant qu’adolescent·es ? Quel contenu pour le journal ? Quel sujet ? Comment s’organise-t-on pour travailler ? Combien d’exemplaires ? Comment le distribuer ? Comment l’appelle-t-on ?</text:span></text:p>
      <text:p text:style-name="P1"><text:span text:style-name="T22">De ces discussions, </text:span><text:span text:style-name="T27">trois</text:span><text:span text:style-name="T22"> groupes se forment autour de </text:span><text:span text:style-name="T28">tr</text:span><text:span text:style-name="T29">ois</text:span><text:span text:style-name="T22"> thématiques: les agressions dans l'espace public, la question du genre dans les métiers et les filles dans les jeux vidéo. Les élèves commencent l’écriture des articles sur do•doc, par petit groupe. Tout cela se déroule dans la salle informatique munie de vieux ordinateur</text:span><text:span text:style-name="T30">s</text:span><text:span text:style-name="T22"> </text:span><text:span text:style-name="T30">W</text:span><text:span text:style-name="T22">indows au réseau internet douteux. do•doc est utilisé en local et tous les ordinateurs sont connectés via le wifi à un ordinateur central faisant office de serveur. Ainsi tous les contenus sont regroupés au même endroit. </text:span></text:p>
      <text:p text:style-name="P1"><text:span text:style-name="T22"/></text:p>
      <text:p text:style-name="P1"><text:span text:style-name="T22">Nous discutons également du chemin de fer, des compromis sont trouvés. Une séance est dédiée à la réalisation des photographies d’illustration dans le collège et les rues de Bobigny</text:span><text:span text:style-name="T2"> </text:span><text:span text:style-name="T32">avec l’artiste Frédéric Danos</text:span><text:span text:style-name="T22">, une autre à la construction d’une station do•doc </text:span><text:span text:style-name="T34">au fablab du Carrefour du Numérique de la Cité des Sciences (Paris)</text:span><text:span text:style-name="T22">. Les dernières séances (un peu chaotique à cause du réseau capricieux) sont consacrées à la mise en page des articles sur do•doc permettant de construire le journal tou·te·s ensemble en même temps. </text:span></text:p>
      <text:p text:style-name="P1"><text:span text:style-name="T22"/></text:p>
      <text:p text:style-name="P1"><text:span text:style-name="T22">Depuis longtemps les designers graphiques se posent la question de la collaboration dans leur travail. Comment travailler sur les mêmes formes en même temps? Déjà en 2014, le collectif Open Source Publishing (OSP)</text:span><text:span text:style-name="T22"><text:note text:id="ftn14" text:note-class="footnote"><text:note-citation>14</text:note-citation><text:note-body><text:p text:style-name="Footnote">. <text:span text:style-name="T85">Collectif de designers graphiques bruxellois travaillant exclusivement avec des logiciels libres</text:span></text:p></text:note-body></text:note></text:span><text:span text:style-name="T22"> avait proposé </text:span><text:span text:style-name="T2">Visual Culture</text:span><text:span text:style-name="T2"><text:note text:id="ftn13" text:note-class="footnote"><text:note-citation>15</text:note-citation><text:note-body><text:p text:style-name="P30">. <text:span text:style-name="T84">https://strabic.fr/OSP-Visual-Culture</text:span></text:p></text:note-body></text:note></text:span><text:span text:style-name="T22">, un outil pour le design collaboratif, basé sur Git</text:span><text:span text:style-name="T22"><text:note text:id="ftn15" text:note-class="footnote"><text:note-citation>16</text:note-citation><text:note-body><text:p text:style-name="Footnote">. <text:span text:style-name="T86">Git est un logiciel libre de gestion de versions décentralisé</text:span></text:p></text:note-body></text:note></text:span><text:span text:style-name="T2">. </text:span></text:p>
      <text:p text:style-name="P1"><text:span text:style-name="T22">D’autres projets comme des pad2print</text:span><text:span text:style-name="T22"><text:note text:id="ftn16" text:note-class="footnote"><text:note-citation>17</text:note-citation><text:note-body><text:p text:style-name="Footnote">. <text:span text:style-name="T87">Système utilisant un pad comme contenu principal d’une publication</text:span></text:p></text:note-body></text:note></text:span><text:span text:style-name="T22"> ont vu le jour et l’écriture collaborative s’est considérablement développée. Notamment un projet du collectif Luuse, </text:span><text:span text:style-name="T3">DEViation </text:span><text:span text:style-name="T33">(2017)</text:span><text:span text:style-name="T31">,</text:span><text:span text:style-name="T22"> proposant de travailler </text:span><text:span text:style-name="T36">un contenu et</text:span><text:span text:style-name="T22"> une mise en page collaborative à partir d’un pad</text:span><text:span text:style-name="T22"><text:note text:id="ftn17" text:note-class="footnote"><text:note-citation>18</text:note-citation><text:note-body><text:p text:style-name="P31">. <text:span text:style-name="T88">http://www.luuse.io/projects/deviation/</text:span></text:p></text:note-body></text:note></text:span><text:span text:style-name="T22">.</text:span></text:p>
      <text:p text:style-name="P1"><text:span text:style-name="T22">Au départ, do•doc n’a pas été imaginé dans ce sens, il propos</text:span><text:span text:style-name="T37">ait</text:span><text:span text:style-name="T22"> de soutenir les manières d’apprendre dans des activités de classe. Il a évolué au fil des ateliers et permet désormais de travailler des objets </text:span><text:soft-page-break/><text:span text:style-name="T22">graphiques dans un même temps et un même espace (ou pas).</text:span></text:p>
      <text:p text:style-name="P1"><text:span text:style-name="T2"/></text:p>
      <text:p text:style-name="P6"><text:span text:style-name="T21">Épilogue</text:span><text:span text:style-name="T22">: </text:span><text:span text:style-name="T35">do•doc</text:span><text:span text:style-name="T22"> a été plutôt conçu pour une utilisation en classe. Quand nous avons été confiné en mars 2020, de nombreux·ses enseignant·es nous ont demandé d’ajouter des fonctionnalités facilitant le travail à distance. Ainsi, nous avons développé des fonctionnalités liées à des comptes utilisateurs, à la possibilité de créer des gabarits d’exercices ou encore un tchat. </text:span></text:p>
      <text:p text:style-name="P1"><text:span text:style-name="T22">Un nouvelle version du logiciel est en cours de développement (mars 2023</text:span><text:span text:style-name="T38">)</text:span><text:span text:style-name="T22">.</text:span></text:p>
      <text:p text:style-name="P12"/>
      <text:p text:style-name="P12"/>
      <text:p text:style-name="P1"><text:span text:style-name="T60">L</text:span><text:span text:style-name="T59">a matinale en direct de deux points distincts</text:span></text:p>
      <text:p text:style-name="P1"><text:span text:style-name="T22">31 mars 2021</text:span></text:p>
      <text:p text:style-name="P1"><text:span text:style-name="T22">Lorient</text:span></text:p>
      <text:p text:style-name="P12"/>
      <text:p text:style-name="P7"><text:span text:style-name="T22">Depuis le 29 mars, je suis à Lorient à l’EESAB pour un workshop web2print avec Roman</text:span><text:span text:style-name="T22"><text:note text:id="ftn18" text:note-class="footnote"><text:note-citation>19</text:note-citation><text:note-body><text:p text:style-name="P32">. <text:span text:style-name="T89">Roman Seban, designer graphique et enseignant à l’EESAB Lorient - https://www.bureauromanseban.fr/</text:span></text:p></text:note-body></text:note></text:span><text:span text:style-name="T22">. Nous sommes mercredi et comme tous les mercredis toutes les deux semaines depuis près de 2 ans et demi, de 7h à 9h, c’est la matinale de radio psg matin, une émission radio d'expérimentations radiophoniques improvisée en direct et en public depuis le Vanilla café</text:span><text:span text:style-name="T22"><text:note text:id="ftn19" text:note-class="footnote"><text:note-citation>20</text:note-citation><text:note-body><text:p text:style-name="Footnote">. <text:span text:style-name="T90">Vanilla Café, 48 rue André Joineau, 93310 Le Pré-Saint-Gervais</text:span></text:p></text:note-body></text:note></text:span><text:span text:style-name="T22"> au Pré Saint Gervais (93). Sauf qu’aujourd’hui, je suis à Lorient. J’</text:span><text:span text:style-name="T39">ai </text:span><text:span text:style-name="T22">donné rdv à 7h à strd, rmn et clr</text:span><text:span text:style-name="T22"><text:note text:id="ftn20" text:note-class="footnote"><text:note-citation>21</text:note-citation><text:note-body><text:p text:style-name="P33">. À <text:span text:style-name="T91">radio psg matin les animateurs et invités sont (quasi) anonymes, nous supprimons les voyelles des noms ou des prénoms</text:span></text:p></text:note-body></text:note></text:span><text:span text:style-name="T22"> au coin de la rue de mon hôtel. Il </text:span><text:span text:style-name="T40">faisait</text:span><text:span text:style-name="T22"> encore nuit. J’</text:span><text:span text:style-name="T41">ai</text:span><text:span text:style-name="T22"> démarré l’application de streaming audio sur mon téléphone portable. Le micro de mon téléphone </text:span><text:span text:style-name="T42">capte</text:span><text:span text:style-name="T22"> le son ambiant et l’envoi</text:span><text:span text:style-name="T43">e </text:span><text:span text:style-name="T44">(stream)</text:span><text:span text:style-name="T22"> sur mon point de montage sur le serveur IceCast</text:span><text:span text:style-name="T22"><text:note text:id="ftn21" text:note-class="footnote"><text:note-citation>22</text:note-citation><text:note-body><text:p text:style-name="P34">. <text:span text:style-name="T92">Icecast est un logiciel libre (sous licence GPL) de type serveur de diffusion de flux (streaming), audio et vidéo. </text:span></text:p></text:note-body></text:note></text:span><text:span text:style-name="T66"> </text:span><text:span text:style-name="T22">de ∏Node</text:span><text:span text:style-name="T22"><text:note text:id="ftn22" text:note-class="footnote"><text:note-citation>23</text:note-citation><text:note-body><text:p text:style-name="P35">. ∏Node <text:span text:style-name="T93">est une radio associative expérimentale. Radio psg matin est diffusée sur </text:span>∏Node. <text:span text:style-name="T93">Ce sont ses infrastructures qui nous permettent une diffusion web et DAB+ - https://p-node.org/</text:span></text:p></text:note-body></text:note></text:span><text:span text:style-name="T22">, mon </text:span><text:span text:style-name="T3">stream</text:span><text:span text:style-name="T22"> </text:span><text:span text:style-name="T2">Live</text:span><text:span text:style-name="T22"> « monte » et s’affiche sur la page d’accueil de p-node.org </text:span></text:p>
      <text:p text:style-name="P8"><text:span text:style-name="T45">jdsk</text:span><text:span text:style-name="T22">, confortablement installée chez elle, peut ainsi lire le flux audio, enregistré par mon téléphone, en quasi direct (environ 15 secondes de décalage) et le mixer avec le flux </text:span><text:span text:style-name="T46">audio réalisé au même moment par dns, hrb </text:span><text:span text:style-name="T47">et leurs invités</text:span><text:span text:style-name="T46"> </text:span><text:span text:style-name="T48">depuis le</text:span><text:span text:style-name="T46"> studio radio éphémère au Vanilla Café. </text:span><text:soft-page-break/><text:span text:style-name="T22">Il é</text:span><text:span text:style-name="T49">tait donc</text:span><text:span text:style-name="T22"> 7h, mon téléphone </text:span><text:span text:style-name="T50">captait tranquillement</text:span><text:span text:style-name="T22"> le son ambiant des rues calme de Lorient qui croise dans le ciel et stream dans le monde le flux du </text:span><text:span text:style-name="T56">P</text:span><text:span text:style-name="T22">ré-</text:span><text:span text:style-name="T56">S</text:span><text:span text:style-name="T22">aint-</text:span><text:span text:style-name="T56">G</text:span><text:span text:style-name="T22">ervais pendant que strd et rmn </text:span><text:span text:style-name="T51">prenanient</text:span><text:span text:style-name="T22"> un café à emporter. Nous démarrons la balade. Direction le port de pêche. Aller voir la cabane à sandwich ouverte à toute heure et peut-être avoir la chance d’interviewer quelques pêcheurs restés un peu tard à la criée. À 500km, de là, au Vanilla café, il s’en passe des trucs, mais nous n’en savons rien, nous ne les écoutons pas, nous participons à l’aveugle à un mix sonore. Nous n’avons pas besoin de nous préoccuper de cette collaboration, le hasard s’en occupe pour nous, aidée par notre </text:span><text:span text:style-name="T52">jdsk aux manettes du mixage</text:span><text:span text:style-name="T22">. Nous faisons ce que nous voulons, en deux points distincts, pour produire un tout. Un genre d’égoïsme altruiste.</text:span></text:p>
      <text:p text:style-name="P8"><text:span text:style-name="T22"/></text:p>
      <text:p text:style-name="P9"><text:span text:style-name="T22">L’odeur de crevettes industrielles de l’usine de produits surgelés nous accompagne</text:span><text:span text:style-name="T54">ra</text:span><text:span text:style-name="T22"> durant la balade. Nous discutons, nous commentons, nous interviewons, nous décrivons. Nous terminons les deux heures d’émission à La base, le port de nautisme </text:span><text:span text:style-name="T53">de Lorient</text:span><text:span text:style-name="T22">.</text:span></text:p>
      <text:p text:style-name="P9"><text:span text:style-name="T22"><text:s/></text:span></text:p>
      <text:p text:style-name="P1"><text:span text:style-name="T22">Alors la matinale du 31 mars 2021 en direct et en public depuis le dehors du </text:span><text:span text:style-name="T55">P</text:span><text:span text:style-name="T22">ré</text:span><text:span text:style-name="T55">-</text:span><text:span text:style-name="T56">S</text:span><text:span text:style-name="T22">aint</text:span><text:span text:style-name="T55">-</text:span><text:span text:style-name="T56">G</text:span><text:span text:style-name="T22">ervais et de </text:span><text:span text:style-name="T55">L</text:span><text:span text:style-name="T22">orient, elle s’est découpée comme la nuée que le vent sculpte et retourne au bercail, elle s’est glissé comme la parole circule dans les courants d’air, un truc à vous décoiffer quand endormi·e vous rêvez qu’on vous coiffe, mélangée par jdsk, animée par grcn, hrbr, dns accompagné·es de leurs invité·es.</text:span></text:p>
      <text:p text:style-name="P12"/>
      <text:p text:style-name="P1"><text:span text:style-name="T22">Note: D’autres expériences radiophoniques de la sorte ont eu lieu à radio psg matin, la matinale du 29 mars 2021 n’est qu’un exemple parmi tant d’autres. Pour écouter cette émission : </text:span><text:span text:style-name="T2">https://www.mixcloud.com/radiopsgmatin/la-matinale-du-mercredi-31-mars-2021-de-7h-%C3%A0-9h-en-public-et-en-direct-de-deux-points-distincts/</text:span></text:p>
      <text:p text:style-name="P12"/>
      <text:p text:style-name="P1"><text:span text:style-name="T59"/></text:p>
      <text:p text:style-name="P1"><text:span text:style-name="T59"/></text:p>
      <text:p text:style-name="P1"><text:span text:style-name="T59">Relation longue distance (ou pas)</text:span></text:p>
      <text:p text:style-name="P1"><text:span text:style-name="T22">9 novembre 2022</text:span></text:p>
      <text:p text:style-name="P1"><text:span text:style-name="T22">Dans le train, Saint-Étienne-Paris</text:span></text:p>
      <text:p text:style-name="P12"/>
      <text:p text:style-name="P1"><text:span text:style-name="T22">Hier soir, à l’auditorium de l’ESADSE, j’ai donné une conférence intitulée </text:span><text:span text:style-name="T2">Relation longue distance (ou pas)</text:span><text:span text:style-name="T22">. Cette intervention proposait d’explorer la question des outils numériques collaboratifs opérant dans </text:span><text:soft-page-break/><text:span text:style-name="T22">un même temps et un même espace, fonctionnant en général hors-ligne. </text:span></text:p>
      <text:p text:style-name="P1"><text:span text:style-name="T22">Pour cette conférence, j’ai mis en place un outil nommé baking.js</text:span><text:span text:style-name="T22"><text:note text:id="ftn23" text:note-class="footnote"><text:note-citation>24</text:note-citation><text:note-body><text:p text:style-name="P36">. <text:span text:style-name="T94">https://github.com/sarahgarcin/2019-bakingjs</text:span></text:p></text:note-body></text:note></text:span><text:span text:style-name="T22">. Il a été conçu et développé en 2015 avec Angeline</text:span><text:span text:style-name="T22"><text:note text:id="ftn24" text:note-class="footnote"><text:note-citation>25</text:note-citation><text:note-body><text:p text:style-name="P37">. <text:span text:style-name="T95">Angeline Ostinelli, designer graphique, collectif g-u-i – https://g-u-i.net</text:span></text:p></text:note-body></text:note></text:span><text:span text:style-name="T22"> pour le séminaire ELIF à l’ENSBA</text:span><text:span text:style-name="T22"><text:note text:id="ftn25" text:note-class="footnote"><text:note-citation>26</text:note-citation><text:note-body><text:p text:style-name="P38">. <text:span text:style-name="T96">elif n°1 : Résistance électronique, stratégie éditoriale et cyberféminisme. Elif proposait de suivre les pistes tracées par les créateurs-défricheurs au sein de notre écosystème numérique.</text:span></text:p></text:note-body></text:note></text:span><text:span text:style-name="T22">. Cet outil a été pensé pour animer des conférences à plusieurs. Il permet la manipulation de médias et de textes en temps réel, depuis plusieurs appareils (ordinateurs, tablettes, smartphones). Le fonctionnement s’inspire de la pile d’images dans laquelle on viendrait fouiller pour les explorer, augmenté par des fonctionnalités numériques comme le zoom, l’affichage plein écran ou l’hypertexte. baking.js permet également au public de se connecter à l’application par un réseau local et de contribuer à la conférence par l’ajout de textes ou d’images.</text:span></text:p>
      <text:p text:style-name="P1"><text:span text:style-name="T22">Ainsi, j’ai testé ce système participatif pour la première fois hier dans le cadre du projet “Digital tools for creative collaboration”. En début de conférence, j’ai donc proposé aux étudiant·es présent·es dans la salle de se connecter au wifi et de se rentre à l’adresse ip indiquée afin de commenter, hacker, troller, proposer des choses en direct, interagir avec la présentation. En moins d’une minute, la présentation est parasitée, les images préparées pour la conférence sont bougées aux quatre coins de la page, des memes ou des images générées par des AI sont ajoutées par dessus. Un enregistrement sonore se joue en boucle. La présentation est totalement trollée</text:span><text:span text:style-name="T22"><text:note text:id="ftn26" text:note-class="footnote"><text:note-citation>27</text:note-citation><text:note-body><text:p text:style-name="P39">. <text:span text:style-name="T98">En langage internet, </text:span><text:span text:style-name="T77">troller</text:span><text:span text:style-name="T98"> signifie poster un message ou une image dans le but de détourner / perturber une conversation pour créer une polémique. L’action de </text:span><text:span text:style-name="T77">troller</text:span><text:span text:style-name="T98"> a plutôt une visée négative.</text:span></text:p></text:note-body></text:note></text:span><text:span text:style-name="T22"> dès le début. L’audience déstabilise. Le public a continué ces perturbations sporadiquement pendant l’heure et demi de présentation, sans jamais parler de leur contribution. Quand je demande «qu’est-ce que c’est ? vous voulez en parler?» Aucune réponse (sûrement n’ai-je pas assez insisté). Quelques collaborations semblaient politiques, la capture d’un article sur le potentiel détournement d’argent de la part de l’ancien directeur de la Cité du Design, ou encore un texte « Un trou d’1,4 million d’euros dans le budget de la Cité du design ». </text:span></text:p>
      <text:p text:style-name="P1"><text:span text:style-name="T22">Voilà, finalement, j’ai proposé un outil collaboratif anonyme, oui toute contribution est anonyme. La première contribution a été la perturbation, la mise en difficulté de celle qui présente, la blague, le trolling. Des revendications politiques qui ne se positionnent pas vraiment et laissent les médias parler à leurs places. Personne n’assume IRL</text:span><text:span text:style-name="T22"><text:note text:id="ftn27" text:note-class="footnote"><text:note-citation>28</text:note-citation><text:note-body><text:p text:style-name="P40">. <text:span text:style-name="T99">In Real Life, « dans la vraie vie » pour parler de la vie non virtuelle</text:span></text:p></text:note-body></text:note></text:span><text:span text:style-name="T22">, personne </text:span><text:soft-page-break/><text:span text:style-name="T22">n’intervient IRL, personne n’en parle à voix haute, tout se passe en ligne, et je continue à dérouler ma conférence. Est-ce ça participer? Est-ce ça travailler ensemble? Est-ce ça produire ensemble des communs? Est-ce ça le partage de connaissances? </text:span></text:p>
      <text:p text:style-name="P1"><text:span text:style-name="T22">Peut-être que ma position de sachante qui parle seule à une assemblée, la position du maître face aux les élèves provoquent cette situation? Une révolte contre une certaine autorité, un «regardez moi, je suis là aussi», déporter l’attention, perturber l’attention. </text:span></text:p>
      <text:p text:style-name="P1"><text:span text:style-name="T22">Peut-être cette réaction première est liée à nos usage numériques ? Autant comme consommateurs que comme producteur de contenu. </text:span></text:p>
      <text:p text:style-name="P1"><text:span text:style-name="T22">baking.js se voulait pourtant participatif, abolissant en partie la confrontation scène / public, proposant d’intégrer le public à la présentation. Oser couper la parole, oser ajouter une image, en parler provoquer un débat, des discussions etc. </text:span></text:p>
      <text:p text:style-name="P1"><text:span text:style-name="T22">Face au troll, ne faudrait-il pas arrêter la présentation et forcer la discussion et le commentaire. Est-ce vraiment ça la collaboration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ligoil" svg:font-family="Sligoil"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style style:name="Heading_20_2" style:display-name="Heading 2" style:family="paragraph" style:parent-style-name="Heading" style:class="text"/>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date>2023-03-19T12:26:39.718961000</dc:date>
    <meta:editing-duration>PT1H12M54S</meta:editing-duration>
    <meta:editing-cycles>151</meta:editing-cycles>
    <meta:document-statistic meta:table-count="0" meta:image-count="0" meta:object-count="0" meta:page-count="9" meta:paragraph-count="82" meta:word-count="3096" meta:character-count="19847" meta:non-whitespace-character-count="16803"/>
  </office:meta>
</office:document-meta>
</file>